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52.03mm" svg:y="57.64mm">
            <loext:p draw:notify-on-update-of-ranges="Sheet1.A1:Sheet1.A2 Sheet1.A3:Sheet1.A9 Sheet1.K1:Sheet1.K2 Sheet1.K3:Sheet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ce1"/>
        <table:table-row table:style-name="ro1">
          <table:table-cell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4" table:number-rows-spanned="1">
            <text:p>without openm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with openm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eedup</text:p>
          </table:table-cell>
          <table:table-cell office:value-type="string" calcext:value-type="string" table:number-columns-spanned="1" table:number-rows-spanned="2">
            <text:p>GFLOPS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covered-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096" calcext:value-type="float">
            <text:p>0.001096</text:p>
          </table:table-cell>
          <table:table-cell table:formula="of:=AVERAGE([.B3:.D3])" office:value-type="float" office:value="0.00205166666666667" calcext:value-type="float">
            <text:p>0.0020516667</text:p>
          </table:table-cell>
          <table:table-cell office:value-type="float" office:value="0.087074" calcext:value-type="float">
            <text:p>0.087074</text:p>
          </table:table-cell>
          <table:table-cell office:value-type="float" office:value="0.058678" calcext:value-type="float">
            <text:p>0.058678</text:p>
          </table:table-cell>
          <table:table-cell office:value-type="float" office:value="0.069481" calcext:value-type="float">
            <text:p>0.069481</text:p>
          </table:table-cell>
          <table:table-cell table:formula="of:=AVERAGE([.F3:.H3])" office:value-type="float" office:value="0.0717443333333333" calcext:value-type="float">
            <text:p>0.0717443333</text:p>
          </table:table-cell>
          <table:table-cell table:formula="of:=[.E3]/[.I3]" office:value-type="float" office:value="0.0285969159004428" calcext:value-type="float">
            <text:p>0.028596915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007168" calcext:value-type="float">
            <text:p>0.007168</text:p>
          </table:table-cell>
          <table:table-cell office:value-type="float" office:value="0.006916" calcext:value-type="float">
            <text:p>0.006916</text:p>
          </table:table-cell>
          <table:table-cell table:formula="of:=AVERAGE([.B4:.D4])" office:value-type="float" office:value="0.005445" calcext:value-type="float">
            <text:p>0.005445</text:p>
          </table:table-cell>
          <table:table-cell office:value-type="float" office:value="0.050199" calcext:value-type="float">
            <text:p>0.050199</text:p>
          </table:table-cell>
          <table:table-cell office:value-type="float" office:value="0.052565" calcext:value-type="float">
            <text:p>0.052565</text:p>
          </table:table-cell>
          <table:table-cell office:value-type="float" office:value="0.04932" calcext:value-type="float">
            <text:p>0.04932</text:p>
          </table:table-cell>
          <table:table-cell table:formula="of:=AVERAGE([.F4:.H4])" office:value-type="float" office:value="0.0506946666666667" calcext:value-type="float">
            <text:p>0.0506946667</text:p>
          </table:table-cell>
          <table:table-cell table:formula="of:=[.E4]/[.I4]" office:value-type="float" office:value="0.107407748349596" calcext:value-type="float">
            <text:p>0.107407748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3882" calcext:value-type="float">
            <text:p>0.023882</text:p>
          </table:table-cell>
          <table:table-cell office:value-type="float" office:value="0.008602" calcext:value-type="float">
            <text:p>0.008602</text:p>
          </table:table-cell>
          <table:table-cell office:value-type="float" office:value="0.010571" calcext:value-type="float">
            <text:p>0.010571</text:p>
          </table:table-cell>
          <table:table-cell table:formula="of:=AVERAGE([.B5:.D5])" office:value-type="float" office:value="0.0143516666666667" calcext:value-type="float">
            <text:p>0.0143516667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99532" calcext:value-type="float">
            <text:p>0.099532</text:p>
          </table:table-cell>
          <table:table-cell office:value-type="float" office:value="0.080006" calcext:value-type="float">
            <text:p>0.080006</text:p>
          </table:table-cell>
          <table:table-cell table:formula="of:=AVERAGE([.F5:.H5])" office:value-type="float" office:value="0.076277" calcext:value-type="float">
            <text:p>0.076277</text:p>
          </table:table-cell>
          <table:table-cell table:formula="of:=[.E5]/[.I5]" office:value-type="float" office:value="0.188151954936176" calcext:value-type="float">
            <text:p>0.1881519549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4589" calcext:value-type="float">
            <text:p>0.054589</text:p>
          </table:table-cell>
          <table:table-cell office:value-type="float" office:value="0.027595" calcext:value-type="float">
            <text:p>0.027595</text:p>
          </table:table-cell>
          <table:table-cell office:value-type="float" office:value="0.026931" calcext:value-type="float">
            <text:p>0.026931</text:p>
          </table:table-cell>
          <table:table-cell table:formula="of:=AVERAGE([.B6:.D6])" office:value-type="float" office:value="0.0363716666666667" calcext:value-type="float">
            <text:p>0.0363716667</text:p>
          </table:table-cell>
          <table:table-cell office:value-type="float" office:value="0.069514" calcext:value-type="float">
            <text:p>0.069514</text:p>
          </table:table-cell>
          <table:table-cell office:value-type="float" office:value="0.083081" calcext:value-type="float">
            <text:p>0.083081</text:p>
          </table:table-cell>
          <table:table-cell office:value-type="float" office:value="0.056401" calcext:value-type="float">
            <text:p>0.056401</text:p>
          </table:table-cell>
          <table:table-cell table:formula="of:=AVERAGE([.F6:.H6])" office:value-type="float" office:value="0.0696653333333333" calcext:value-type="float">
            <text:p>0.0696653333</text:p>
          </table:table-cell>
          <table:table-cell table:formula="of:=[.E6]/[.I6]" office:value-type="float" office:value="0.522091331891519" calcext:value-type="float">
            <text:p>0.522091331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98062" calcext:value-type="float">
            <text:p>0.098062</text:p>
          </table:table-cell>
          <table:table-cell office:value-type="float" office:value="0.096454" calcext:value-type="float">
            <text:p>0.096454</text:p>
          </table:table-cell>
          <table:table-cell office:value-type="float" office:value="0.097139" calcext:value-type="float">
            <text:p>0.097139</text:p>
          </table:table-cell>
          <table:table-cell table:formula="of:=AVERAGE([.B7:.D7])" office:value-type="float" office:value="0.0972183333333333" calcext:value-type="float">
            <text:p>0.0972183333</text:p>
          </table:table-cell>
          <table:table-cell office:value-type="float" office:value="0.029353" calcext:value-type="float">
            <text:p>0.029353</text:p>
          </table:table-cell>
          <table:table-cell office:value-type="float" office:value="0.115627" calcext:value-type="float">
            <text:p>0.115627</text:p>
          </table:table-cell>
          <table:table-cell office:value-type="float" office:value="0.055202" calcext:value-type="float">
            <text:p>0.055202</text:p>
          </table:table-cell>
          <table:table-cell table:formula="of:=AVERAGE([.F7:.H7])" office:value-type="float" office:value="0.0667273333333333" calcext:value-type="float">
            <text:p>0.0667273333</text:p>
          </table:table-cell>
          <table:table-cell table:formula="of:=[.E7]/[.I7]" office:value-type="float" office:value="1.45694917624961" calcext:value-type="float">
            <text:p>1.456949176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17445" calcext:value-type="float">
            <text:p>0.117445</text:p>
          </table:table-cell>
          <table:table-cell office:value-type="float" office:value="0.089747" calcext:value-type="float">
            <text:p>0.089747</text:p>
          </table:table-cell>
          <table:table-cell office:value-type="float" office:value="0.18979" calcext:value-type="float">
            <text:p>0.18979</text:p>
          </table:table-cell>
          <table:table-cell table:formula="of:=AVERAGE([.B8:.D8])" office:value-type="float" office:value="0.132327333333333" calcext:value-type="float">
            <text:p>0.1323273333</text:p>
          </table:table-cell>
          <table:table-cell office:value-type="float" office:value="0.146716" calcext:value-type="float">
            <text:p>0.146716</text:p>
          </table:table-cell>
          <table:table-cell office:value-type="float" office:value="0.144209" calcext:value-type="float">
            <text:p>0.144209</text:p>
          </table:table-cell>
          <table:table-cell office:value-type="float" office:value="0.104712" calcext:value-type="float">
            <text:p>0.104712</text:p>
          </table:table-cell>
          <table:table-cell table:formula="of:=AVERAGE([.F8:.H8])" office:value-type="float" office:value="0.131879" calcext:value-type="float">
            <text:p>0.131879</text:p>
          </table:table-cell>
          <table:table-cell table:formula="of:=[.E8]/[.I8]" office:value-type="float" office:value="1.00339958092898" calcext:value-type="float">
            <text:p>1.003399580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347133" calcext:value-type="float">
            <text:p>0.347133</text:p>
          </table:table-cell>
          <table:table-cell office:value-type="float" office:value="0.35309" calcext:value-type="float">
            <text:p>0.35309</text:p>
          </table:table-cell>
          <table:table-cell office:value-type="float" office:value="0.495958" calcext:value-type="float">
            <text:p>0.495958</text:p>
          </table:table-cell>
          <table:table-cell table:formula="of:=AVERAGE([.B9:.D9])" office:value-type="float" office:value="0.398727" calcext:value-type="float">
            <text:p>0.398727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243246" calcext:value-type="float">
            <text:p>0.243246</text:p>
          </table:table-cell>
          <table:table-cell office:value-type="float" office:value="0.322933" calcext:value-type="float">
            <text:p>0.322933</text:p>
          </table:table-cell>
          <table:table-cell table:formula="of:=AVERAGE([.F9:.H9])" office:value-type="float" office:value="0.291096333333333" calcext:value-type="float">
            <text:p>0.2910963333</text:p>
          </table:table-cell>
          <table:table-cell table:formula="of:=[.E9]/[.I9]" office:value-type="float" office:value="1.36974243348994" calcext:value-type="float">
            <text:p>1.3697424335</text:p>
          </table:table-cell>
          <table:table-cell office:value-type="float" office:value="0.431" calcext:value-type="float">
            <text:p>0.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00/00/00</text:date>, <text:time style:data-style-name="N2" text:time-value="23:51:00.52617847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55:07.812768639</meta:creation-date>
    <dc:date>2020-03-23T00:56:14.652339105</dc:date>
    <meta:editing-duration>PT1H4M17S</meta:editing-duration>
    <meta:editing-cycles>2</meta:editing-cycles>
    <meta:generator>LibreOffice/5.1.6.2$Linux_X86_64 LibreOffice_project/10m0$Build-2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A1:Sheet1.A9 Sheet1.K1:Sheet1.K9" chart:data-source-has-labels="both" svg:x="0.539cm" svg:y="0.682cm" svg:width="14.811cm" svg:height="7.663cm">
          <chartooo:coordinate-region svg:x="1.451cm" svg:y="0.881cm" svg:width="13.527cm" svg:height="6.817cm"/>
          <chart:axis chart:dimension="x" chart:name="primary-x" chart:style-name="ch3" chartooo:axis-type="auto">
            <chartooo:date-scale/>
            <chart:title svg:x="7.768cm" svg:y="8.445cm" chart:style-name="ch4">
              <text:p>N</text:p>
            </chart:title>
            <chart:categories table:cell-range-address="Sheet1.A3:Sheet1.A9"/>
            <chart:grid chart:style-name="ch5" chart:class="major"/>
          </chart:axis>
          <chart:axis chart:dimension="y" chart:name="primary-y" chart:style-name="ch3">
            <chart:title svg:x="0cm" svg:y="5.205cm" chart:style-name="ch6">
              <text:p>GFLOPS</text:p>
            </chart:title>
            <chart:grid chart:style-name="ch5" chart:class="major"/>
          </chart:axis>
          <chart:series chart:style-name="ch7" chart:values-cell-range-address="Sheet1.K3:Sheet1.K9" chart:label-cell-address="Sheet1.K1:Sheet1.K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text:list>
                  <text:list-item>
                    <text:p>GFLOPS</text:p>
                  </text:list-item>
                  <text:list-item>
                    <text:p/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9</svg:desc>
                </draw:g>
              </table:table-cell>
              <table:table-cell office:value-type="float" office:value="0.033">
                <text:p>0.033</text:p>
                <draw:g>
                  <svg:desc>Sheet1.K3:Sheet1.K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431">
                <text:p>0.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